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" svg:font-family="'Awami Nastaliq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1f63a9" officeooo:paragraph-rsid="001f63a9" style:font-size-asian="22pt" style:font-name-complex="Awami Nastaliq" style:font-size-complex="22pt"/>
    </style:style>
    <style:style style:name="P2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6b876d" officeooo:paragraph-rsid="006b876d" style:font-size-asian="22pt" style:font-name-complex="Awami Nastaliq" style:font-size-complex="22pt"/>
    </style:style>
    <style:style style:name="P3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6d74de" officeooo:paragraph-rsid="006d74de" style:font-size-asian="22pt" style:font-name-complex="Awami Nastaliq" style:font-size-complex="22pt"/>
    </style:style>
    <style:style style:name="P4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6fd300" officeooo:paragraph-rsid="0071a07a" style:font-size-asian="22pt" style:font-name-complex="Awami Nastaliq" style:font-size-complex="22pt"/>
    </style:style>
    <style:style style:name="P5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783955" officeooo:paragraph-rsid="0081f446" style:font-size-asian="22pt" style:font-name-complex="Awami Nastaliq" style:font-size-complex="22pt"/>
    </style:style>
    <style:style style:name="P6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81f446" officeooo:paragraph-rsid="0081f446" style:font-size-asian="22pt" style:font-name-complex="Awami Nastaliq" style:font-size-complex="22pt"/>
    </style:style>
    <style:style style:name="P7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8be32a" officeooo:paragraph-rsid="008caa2c" style:font-size-asian="22pt" style:font-name-complex="Awami Nastaliq" style:font-size-complex="22pt"/>
    </style:style>
    <style:style style:name="P8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8edcd3" officeooo:paragraph-rsid="008edcd3" style:font-size-asian="22pt" style:font-name-complex="Awami Nastaliq" style:font-size-complex="22pt"/>
    </style:style>
    <style:style style:name="P9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8687a5" officeooo:paragraph-rsid="00886e35" style:font-size-asian="22pt" style:font-name-complex="Awami Nastaliq" style:font-size-complex="22pt"/>
    </style:style>
    <style:style style:name="P10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97906e" officeooo:paragraph-rsid="009016ed" style:font-size-asian="22pt" style:font-name-complex="Awami Nastaliq" style:font-size-complex="22pt"/>
    </style:style>
    <style:style style:name="P11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74448f" officeooo:paragraph-rsid="00b5874b" style:font-size-asian="22pt" style:font-name-complex="Awami Nastaliq" style:font-size-complex="22pt"/>
    </style:style>
    <style:style style:name="P12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officeooo:rsid="00664ed3" officeooo:paragraph-rsid="008dd11f" style:font-size-asian="22pt" style:font-name-complex="Awami Nastaliq" style:font-size-complex="22pt"/>
    </style:style>
    <style:style style:name="P13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2pt" fo:font-weight="normal" officeooo:rsid="008f0508" officeooo:paragraph-rsid="008f0508" style:font-size-asian="22pt" style:font-weight-asian="normal" style:font-name-complex="Awami Nastaliq" style:font-size-complex="22pt" style:font-weight-complex="normal"/>
    </style:style>
    <style:style style:name="P14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16pt" fo:font-weight="bold" officeooo:rsid="00731228" officeooo:paragraph-rsid="008687a5" style:font-size-asian="16pt" style:font-weight-asian="bold" style:font-name-complex="Awami Nastaliq" style:font-size-complex="16pt" style:font-weight-complex="bold"/>
    </style:style>
    <style:style style:name="P15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16pt" fo:font-weight="bold" officeooo:rsid="00731228" officeooo:paragraph-rsid="008dca38" style:font-size-asian="16pt" style:font-weight-asian="bold" style:font-name-complex="Awami Nastaliq" style:font-size-complex="16pt" style:font-weight-complex="bold"/>
    </style:style>
    <style:style style:name="P16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16pt" fo:font-weight="bold" officeooo:rsid="00731228" officeooo:paragraph-rsid="008dd11f" style:font-size-asian="16pt" style:font-weight-asian="bold" style:font-name-complex="Awami Nastaliq" style:font-size-complex="16pt" style:font-weight-complex="bold"/>
    </style:style>
    <style:style style:name="P17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16pt" fo:font-weight="bold" officeooo:rsid="00731228" officeooo:paragraph-rsid="008f0508" style:font-size-asian="16pt" style:font-weight-asian="bold" style:font-name-complex="Awami Nastaliq" style:font-size-complex="16pt" style:font-weight-complex="bold"/>
    </style:style>
    <style:style style:name="P18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16pt" fo:font-weight="bold" officeooo:rsid="00b98f79" officeooo:paragraph-rsid="00b98f79" style:font-size-asian="16pt" style:font-weight-asian="bold" style:font-name-complex="Awami Nastaliq" style:font-size-complex="16pt" style:font-weight-complex="bold"/>
    </style:style>
    <style:style style:name="P19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6pt" fo:font-weight="normal" officeooo:rsid="00941588" officeooo:paragraph-rsid="00941588" style:font-size-asian="26pt" style:font-weight-asian="normal" style:font-name-complex="Awami Nastaliq" style:font-size-complex="26pt" style:font-weight-complex="normal"/>
    </style:style>
    <style:style style:name="P20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6pt" fo:font-weight="normal" officeooo:rsid="00b41fbd" officeooo:paragraph-rsid="00b532dc" style:font-size-asian="26pt" style:font-weight-asian="normal" style:font-name-complex="Awami Nastaliq" style:font-size-complex="26pt" style:font-weight-complex="normal"/>
    </style:style>
    <style:style style:name="P21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6pt" fo:font-weight="normal" officeooo:rsid="00b532dc" officeooo:paragraph-rsid="00b532dc" style:font-size-asian="26pt" style:font-weight-asian="normal" style:font-name-complex="Awami Nastaliq" style:font-size-complex="26pt" style:font-weight-complex="normal"/>
    </style:style>
    <style:style style:name="P22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6pt" fo:font-weight="normal" officeooo:rsid="00b5874b" officeooo:paragraph-rsid="00b5874b" style:font-size-asian="26pt" style:font-weight-asian="normal" style:font-name-complex="Awami Nastaliq" style:font-size-complex="26pt" style:font-weight-complex="normal"/>
    </style:style>
    <style:style style:name="P23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6pt" fo:font-weight="normal" officeooo:rsid="00a0bd69" officeooo:paragraph-rsid="00b98f79" style:font-size-asian="26pt" style:font-weight-asian="normal" style:font-name-complex="Awami Nastaliq" style:font-size-complex="26pt" style:font-weight-complex="normal"/>
    </style:style>
    <style:style style:name="P24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6pt" fo:font-weight="normal" officeooo:rsid="00b98f79" officeooo:paragraph-rsid="00b98f79" style:font-size-asian="26pt" style:font-weight-asian="normal" style:font-name-complex="Awami Nastaliq" style:font-size-complex="26pt" style:font-weight-complex="normal"/>
    </style:style>
    <style:style style:name="P25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" fo:font-size="26pt" fo:font-weight="normal" officeooo:rsid="00b98f79" officeooo:paragraph-rsid="00b9964b" style:font-size-asian="26pt" style:font-weight-asian="normal" style:font-name-complex="Awami Nastaliq" style:font-size-complex="26pt" style:font-weight-complex="normal"/>
    </style:style>
    <style:style style:name="T1" style:family="text">
      <style:text-properties officeooo:rsid="006a31cc"/>
    </style:style>
    <style:style style:name="T2" style:family="text">
      <style:text-properties officeooo:rsid="006e8280"/>
    </style:style>
    <style:style style:name="T3" style:family="text">
      <style:text-properties officeooo:rsid="0074cd18"/>
    </style:style>
    <style:style style:name="T4" style:family="text">
      <style:text-properties officeooo:rsid="0076098a"/>
    </style:style>
    <style:style style:name="T5" style:family="text">
      <style:text-properties officeooo:rsid="007ac3f5"/>
    </style:style>
    <style:style style:name="T6" style:family="text">
      <style:text-properties officeooo:rsid="007c9bdc"/>
    </style:style>
    <style:style style:name="T7" style:family="text">
      <style:text-properties officeooo:rsid="0081f0d0"/>
    </style:style>
    <style:style style:name="T8" style:family="text">
      <style:text-properties officeooo:rsid="007cef5a"/>
    </style:style>
    <style:style style:name="T9" style:family="text">
      <style:text-properties officeooo:rsid="0083defd"/>
    </style:style>
    <style:style style:name="T10" style:family="text">
      <style:text-properties officeooo:rsid="008687a5"/>
    </style:style>
    <style:style style:name="T11" style:family="text">
      <style:text-properties officeooo:rsid="00886e35"/>
    </style:style>
    <style:style style:name="T12" style:family="text">
      <style:text-properties officeooo:rsid="008be32a"/>
    </style:style>
    <style:style style:name="T13" style:family="text">
      <style:text-properties officeooo:rsid="008caa2c"/>
    </style:style>
    <style:style style:name="T14" style:family="text">
      <style:text-properties officeooo:rsid="008dca38"/>
    </style:style>
    <style:style style:name="T15" style:family="text">
      <style:text-properties officeooo:rsid="008f0508"/>
    </style:style>
    <style:style style:name="T16" style:family="text">
      <style:text-properties officeooo:rsid="009a9451"/>
    </style:style>
    <style:style style:name="T17" style:family="text">
      <style:text-properties officeooo:rsid="009016ed"/>
    </style:style>
    <style:style style:name="T18" style:family="text">
      <style:text-properties officeooo:rsid="00916804"/>
    </style:style>
    <style:style style:name="T19" style:family="text">
      <style:text-properties officeooo:rsid="00941588"/>
    </style:style>
    <style:style style:name="T20" style:family="text">
      <style:text-properties officeooo:rsid="00947c48"/>
    </style:style>
    <style:style style:name="T21" style:family="text">
      <style:text-properties officeooo:rsid="0094d0ea"/>
    </style:style>
    <style:style style:name="T22" style:family="text">
      <style:text-properties officeooo:rsid="009ae7db"/>
    </style:style>
    <style:style style:name="T23" style:family="text">
      <style:text-properties officeooo:rsid="009c832e"/>
    </style:style>
    <style:style style:name="T24" style:family="text">
      <style:text-properties officeooo:rsid="009d5fe7"/>
    </style:style>
    <style:style style:name="T25" style:family="text">
      <style:text-properties officeooo:rsid="009db097"/>
    </style:style>
    <style:style style:name="T26" style:family="text">
      <style:text-properties officeooo:rsid="009fa09a"/>
    </style:style>
    <style:style style:name="T27" style:family="text">
      <style:text-properties officeooo:rsid="00a21e3c"/>
    </style:style>
    <style:style style:name="T28" style:family="text">
      <style:text-properties officeooo:rsid="00a42e6a"/>
    </style:style>
    <style:style style:name="T29" style:family="text">
      <style:text-properties officeooo:rsid="00a5f49b"/>
    </style:style>
    <style:style style:name="T30" style:family="text">
      <style:text-properties officeooo:rsid="00a7110a"/>
    </style:style>
    <style:style style:name="T31" style:family="text">
      <style:text-properties officeooo:rsid="00a8489e"/>
    </style:style>
    <style:style style:name="T32" style:family="text">
      <style:text-properties officeooo:rsid="00abf320"/>
    </style:style>
    <style:style style:name="T33" style:family="text">
      <style:text-properties officeooo:rsid="00acd992"/>
    </style:style>
    <style:style style:name="T34" style:family="text">
      <style:text-properties officeooo:rsid="00b1ef47"/>
    </style:style>
    <style:style style:name="T35" style:family="text">
      <style:text-properties officeooo:rsid="00b34a5e"/>
    </style:style>
    <style:style style:name="T36" style:family="text">
      <style:text-properties officeooo:rsid="00b532dc"/>
    </style:style>
    <style:style style:name="T37" style:family="text">
      <style:text-properties officeooo:rsid="00b5874b"/>
    </style:style>
    <style:style style:name="T38" style:family="text">
      <style:text-properties fo:font-weight="normal" officeooo:rsid="00b5874b" style:font-weight-asian="normal" style:font-weight-complex="normal"/>
    </style:style>
    <style:style style:name="T39" style:family="text">
      <style:text-properties officeooo:rsid="00b80045"/>
    </style:style>
    <style:style style:name="T40" style:family="text">
      <style:text-properties officeooo:rsid="00b996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deringUnknown </text:p>
      <text:p text:style-name="P15"><text:span text:style-name="T10">lookup </text:span>WideForms</text:p>
      <text:p text:style-name="P2">فک قگص</text:p>
      <text:p text:style-name="P3">ݣگ</text:p>
      <text:p text:style-name="P4">قَمگ <text:s/>قمگ</text:p>
      <text:p text:style-name="P7"><text:span text:style-name="T13">ظ</text:span>جکس <text:s/><text:span text:style-name="T13">ظ</text:span>جک</text:p>
      <text:p text:style-name="P8">تخل (not implemented)</text:p>
      <text:p text:style-name="P17"><text:span text:style-name="T10">lookup </text:span>WideForm<text:span text:style-name="T10">s</text:span><text:span text:style-name="T15">Diac</text:span></text:p>
      <text:p text:style-name="P20">فکس <text:s/><text:span text:style-name="T36">س</text:span>فک<text:span text:style-name="T36">ھ </text:span></text:p>
      <text:p text:style-name="P13">مثَکس</text:p>
      <text:p text:style-name="P14"><text:span text:style-name="T10">lookup </text:span>WideForm<text:span text:style-name="T10">s_chain</text:span></text:p>
      <text:p text:style-name="P11"><text:soft-page-break/><text:span text:style-name="T3">س</text:span>ݩک <text:s/><text:span text:style-name="T3">ف</text:span>ݨگص <text:s text:c="2"/>ݩ<text:span text:style-name="T3">تگ <text:s/></text:span>ݩ<text:span text:style-name="T4">بگ </text:span><text:span text:style-name="T38">لݩڳ</text:span></text:p>
      <text:p text:style-name="P5">بخگ <text:s/><text:span text:style-name="T5">ص</text:span>ب<text:span text:style-name="T5">ځگم <text:s text:c="2"/></text:span>ب<text:span text:style-name="T6">ݲک <text:s/></text:span><text:span text:style-name="T7">ق</text:span><text:span text:style-name="T8">عت</text:span><text:span text:style-name="T7">خل</text:span></text:p>
      <text:p text:style-name="P6"><text:span text:style-name="T9">س</text:span>څک <text:span text:style-name="T9">م</text:span>څا</text:p>
      <text:p text:style-name="P9">ف<text:span text:style-name="T11">حگ</text:span> <text:s/>ف<text:span text:style-name="T12">خک</text:span> غحگم</text:p>
      <text:p text:style-name="P10"><text:span text:style-name="T16">لجک </text:span><text:span text:style-name="T17">ظخگ</text:span><text:span text:style-name="T18">س</text:span></text:p>
      <text:p text:style-name="P16"><text:span text:style-name="T10">lookup </text:span>Wide<text:span text:style-name="T14">ForRing</text:span></text:p>
      <text:p text:style-name="P12">لټم <text:span text:style-name="T1">سڼش </text:span><text:span text:style-name="T2">ھټھ</text:span></text:p>
      <text:p text:style-name="P18"><text:s/>lookup <text:s/>CleanupsSub</text:p>
      <text:p text:style-name="P25"><text:s/>سݿ مڭ <text:s/>سݿم مڭف <text:s text:c="2"/><text:span text:style-name="T40">شُ</text:span>ݿم <text:span text:style-name="T40">گڭ گڭق</text:span></text:p>
      <text:p text:style-name="P16"><text:span text:style-name="T39">nuqtas on</text:span> <text:span text:style-name="T21">b</text:span><text:span text:style-name="T19">ariyeh </text:span><text:span text:style-name="T39">tails</text:span></text:p>
      <text:p text:style-name="P19">مبسے<text:span text:style-name="T20">ی</text:span><text:span text:style-name="T33">ٍ</text:span><text:span text:style-name="T20">بس</text:span><text:span text:style-name="T33">ِ</text:span><text:span text:style-name="T20">ے </text:span><text:span text:style-name="T22">می</text:span><text:span text:style-name="T23">نہے </text:span><text:span text:style-name="T24">مپہبے</text:span><text:span text:style-name="T25">ݮپے </text:span><text:span text:style-name="T26">ݮہ</text:span><text:span text:style-name="T32">ٍ</text:span><text:span text:style-name="T26">نے </text:span><text:span text:style-name="T34">بنبے ښتے ڥیَبے</text:span></text:p>
      <text:p text:style-name="P23"><text:soft-page-break/>سب<text:span text:style-name="T27">ِ</text:span>ے س<text:span text:style-name="T31">ٍ</text:span><text:span text:style-name="T28">نِے </text:span><text:span text:style-name="T26">ݮہن</text:span><text:span text:style-name="T29">ِے </text:span><text:span text:style-name="T30">غڜِڃے <text:s/></text:span><text:span text:style-name="T35">ݮچے خٍیٖے </text:span></text:p>
      <text:p text:style-name="P24"><text:s/>ݿ ڭ</text:p>
      <text:p text:style-name="P21"><text:span text:style-name="T37">سبٚ</text:span>بک</text:p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" svg:font-family="'Awami Nastaliq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in" fo:margin-bottom="0.111in" style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en" fo:country="US" style:letter-kerning="true" style:font-name-asian="Aptos1" style:font-family-asian="Aptos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8T12:59:55.143000000</meta:creation-date>
    <dc:date>2025-02-10T17:07:31.842000000</dc:date>
    <meta:editing-duration>P3DT10H14M45S</meta:editing-duration>
    <meta:editing-cycles>77</meta:editing-cycles>
    <meta:generator>LibreOffice/7.3.4.2$Windows_X86_64 LibreOffice_project/728fec16bd5f605073805c3c9e7c4212a0120dc5</meta:generator>
    <meta:document-statistic meta:table-count="0" meta:image-count="0" meta:object-count="0" meta:page-count="3" meta:paragraph-count="25" meta:word-count="70" meta:character-count="387" meta:non-whitespace-character-count="319"/>
  </office:meta>
</office:document-meta>
</file>